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9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CMMI10" style:font-family-asian="CMMI10" style:font-family-complex="CMMI10" fo:background-color="transparent" style:use-window-font-color="true"/>
    </style:style>
    <style:style style:name="T5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Times New Roman'" style:font-family-asian="'Times New Roman'" style:font-family-complex="'Times New Roman'" fo:background-color="transparent" fo:color="#0000e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'Times New Roman'" style:font-family-asian="'Times New Roman'" style:font-family-complex="'Times New Roman'" fo:background-color="transparent" fo:color="#0000e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'Times New Roman'" style:font-family-asian="'Times New Roman'" style:font-family-complex="'Times New Roman'" fo:background-color="transparent" fo:color="#0000e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Times New Roman'" style:font-family-asian="'Times New Roman'" style:font-family-complex="'Times New Roman'" fo:background-color="transparent" fo:color="#0000e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style:text-position="sub" fo:font-weight="bold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276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8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51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right"/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5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right"/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  <style:tab-stop style:position="-1.40pt"/>
        </style:tab-stops>
      </style:paragraph-properties>
    </style:style>
    <style:style style:name="P61" style:family="paragraph">
      <style:paragraph-properties fo:line-height="100.00%" fo:text-align="justify"/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68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85" style:family="paragraph">
      <style:paragraph-properties fo:line-height="100.00%" fo:text-align="center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right"/>
    </style:style>
    <style:style style:name="P91" style:family="paragraph">
      <style:paragraph-properties fo:line-height="100.00%" fo:text-align="center"/>
    </style:style>
    <style:style style:name="P92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right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1.40pt" fo:text-indent="-1.40pt">
        <style:tab-stops>
          <style:tab-stop style:position="16.80pt"/>
          <style:tab-stop style:position="3288.25pt" style:type="center"/>
          <style:tab-stop style:position="421120.25pt" style:type="right"/>
        </style:tab-stops>
      </style:paragraph-properties>
    </style:style>
    <style:style style:name="P97" style:family="paragraph">
      <style:paragraph-properties fo:line-height="100.00%" fo:text-align="justify"/>
    </style:style>
    <style:style style:name="P98" style:family="paragraph">
      <style:paragraph-properties fo:line-height="100.00%" fo:text-align="justify" fo:margin-left="36.00pt" fo:text-indent="-18.00pt"/>
    </style:style>
    <text:list-style style:name="L9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9" style:family="paragraph">
      <style:paragraph-properties fo:line-height="100.00%" fo:text-align="justify"/>
    </style:style>
    <style:style style:name="P100" style:family="paragraph">
      <style:paragraph-properties fo:line-height="100.00%" fo:text-align="justify" fo:margin-left="36.00pt" fo:text-indent="0.00pt"/>
    </style:style>
    <text:list-style style:name="L10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1" style:family="paragraph">
      <style:paragraph-properties fo:line-height="100.00%" fo:text-align="justify"/>
    </style:style>
    <style:style style:name="P102" style:family="paragraph">
      <style:paragraph-properties fo:line-height="100.00%" fo:text-align="justify"/>
    </style:style>
    <style:style style:name="TableColumn0100" style:family="table-column">
      <style:table-column-properties style:column-width="0.252778in"/>
    </style:style>
    <style:style style:name="TableColumn0101" style:family="table-column">
      <style:table-column-properties style:column-width="2.206250in"/>
    </style:style>
    <style:style style:name="TableColumn0102" style:family="table-column">
      <style:table-column-properties style:column-width="1.770833in"/>
    </style:style>
    <style:style style:name="TableColumn0103" style:family="table-column">
      <style:table-column-properties style:column-width="1.811111in"/>
    </style:style>
    <style:style style:name="Table01" style:family="table">
      <style:table-properties style:width="6.04097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12" style:family="table-row">
      <style:table-row-properties style:min-row-height="0.200000in"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0200" style:family="table-column">
      <style:table-column-properties style:column-width="0.252778in"/>
    </style:style>
    <style:style style:name="TableColumn0201" style:family="table-column">
      <style:table-column-properties style:column-width="2.600694in"/>
    </style:style>
    <style:style style:name="TableColumn0202" style:family="table-column">
      <style:table-column-properties style:column-width="1.417361in"/>
    </style:style>
    <style:style style:name="Table02" style:family="table">
      <style:table-properties style:width="4.27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Temas:</text:span><text:span text:style-name="T2"><text:s/>Invariante de Laço, Análise de Melhor Caso e Pior Caso, Análise Assintótica</text:span></text:p>
      <text:p text:style-name="P1"><text:span text:style-name="T3"/></text:p>
      <text:p text:style-name="P1"><text:span text:style-name="T4">1. Determinar a<text:s/></text:span><text:span text:style-name="T5">Invariante de Laço</text:span><text:span text:style-name="T6"><text:s/>e demonstrar sua veracidade para o algoritmo adiante, que realiza busca binária de uma chave<text:s/></text:span><text:span text:style-name="T7">k</text:span><text:span text:style-name="T8"><text:s/>em um vetor A de tamanho<text:s/></text:span><text:span text:style-name="T9">n</text:span><text:span text:style-name="T10">.</text:span></text:p>
      <text:p text:style-name="P1"><draw:frame text:anchor-type="as-char" svg:width="69.85mm" svg:height="70.06mm" style:rel-width="scale" style:rel-height="scale"><draw:object-ole xlink:href="OleObj1"/><draw:image xlink:href="ObjectReplacements/OleObj1"/></draw:frame><text:span text:style-name="T11"/></text:p>
      <text:p text:style-name="P1"><text:span text:style-name="T11"><text:s/>P(t)=”Antes da t-ésima iteração começar, esq&lt;=dir e A[1..esq-1] e A[dir+1..n] não contém um elemento com chave K.”</text:span></text:p>
      <text:p text:style-name="P1"><text:span text:style-name="T11"/></text:p>
      <text:p text:style-name="P1"><text:span text:style-name="T11">Caso Base(P(1)): Antes que a primeira iteração ocorra, esq recebe valor 1, e dir valor n. E visto que os vetores A[1..0] e A(n+1..n) são vazios, a chave k ainda não foi encontrada.</text:span></text:p>
      <text:p text:style-name="P1"><text:span text:style-name="T11"/></text:p>
      <text:p text:style-name="P1"><text:span text:style-name="T11">Manutenção: Sejam x e y os valores de esq e dir no início da iteração, tq x&lt;=y. Para o que a iteração inicie, x&lt;y. Após o início, meio=Piso((x+y)/2). Como Piso((x+y)/2)&gt;(x+y)/2-1&gt;2x/2-1 =x-1 e piso((x+y)/2)&lt;=(x+y)/2&lt;2y/2 = y, logo x&lt;=meio&lt;y.</text:span></text:p>
      <text:p text:style-name="P1"><text:span text:style-name="T11"/></text:p>
      <text:p text:style-name="P1"><text:span text:style-name="T11">Caso A[meio]chave&lt;k, esq é atualizado para meio+1 e dir mantém seu valor. Como meio&lt;y, meio+1&lt;=y, mantendo esq&lt;=dir. Além disso como o vetor está ordenado, nesse caso, o elemento com chave k não se encontra em A[1..meio]=A[1..esq-1. Por P(t) já sabíamos que não há elemento com chave k em A[y+1..n]=A[dir+1..n, então provamos P(t+1).</text:span></text:p>
      <text:p text:style-name="P1"><text:span text:style-name="T11"/></text:p>
      <text:p text:style-name="P1"><text:span text:style-name="T11">Caso A[meio]chave&gt;=k, então o algoritmo atualiza direita para meio e mantém o esq=x. Como x&lt;=meio, esq&lt;=dir. Visto que as chaves estão ordenadas, sabemos que não há elemento com chave k em A[meio+1..n]=A[dir+1..n]. Por P(t), A[1..x-1]=A[1..esq-1]. Logo P(t+1) é verdadeira aqui também.</text:span></text:p>
      <text:p text:style-name="P1"><text:span text:style-name="T11"/></text:p>
      <text:p text:style-name="P1"><text:span text:style-name="T11">Agora sejam r e t os valores de esq e dir quando o laço termina, após T iterações o laço é finalizado e tem-se r=t, e, por P(T+1), A[1..r-1] e A[r+1..n] não contêm o elemento de chave k.</text:span></text:p>
      <text:p text:style-name="P1"><text:span text:style-name="T11"/></text:p>
      <text:p text:style-name="P1"><text:span text:style-name="T11">Na verificação (Linha 9), caso o elemento exista o algoritmo devolve sua posição, caso contrário devolve -1, ou seja, o algoritmo funciona corretamente.</text:span></text:p>
      <text:p text:style-name="P1"><text:span text:style-name="T11"/></text:p>
      <text:p text:style-name="P1"><text:span text:style-name="T12">2.<text:s/></text:span><text:span text:style-name="T13">Usando contagem (rigorosa ou menos rigorosa) de instruções, obter a função de tempo do código abaixo.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15"/></text:p>
          </table:table-cell>
          <table:table-cell table:style-name="TableCell010001">
            <text:p text:style-name="P4"><text:span text:style-name="T16">Algoritmo 4.4:</text:span><text:span text:style-name="T17">BuscaBinaria(</text:span><text:span text:style-name="T18">A</text:span><text:span text:style-name="T19">,<text:s/></text:span><text:span text:style-name="T20">n</text:span><text:span text:style-name="T21">,<text:s/></text:span><text:span text:style-name="T22">k</text:span><text:span text:style-name="T23">)</text:span><text:span text:style-name="T24"/></text:p>
          </table:table-cell>
          <table:table-cell table:style-name="TableCell010002">
            <text:p text:style-name="P5"><text:span text:style-name="T25">Frequência (Se A contém k)</text:span><text:span text:style-name="T26"/></text:p>
          </table:table-cell>
          <table:table-cell table:style-name="TableCell010003">
            <text:p text:style-name="P5"><text:span text:style-name="T27">Frequência (Se A<text:s/></text:span><text:span text:style-name="T28">não<text:s/></text:span><text:span text:style-name="T29">contém k)</text:span><text:span text:style-name="T30"/></text:p>
          </table:table-cell>
        </table:table-row>
        <table:table-row table:style-name="TableRow0101">
          <table:table-cell table:style-name="TableCell010100">
            <text:p text:style-name="P7"><text:span text:style-name="T31">1.</text:span><text:span text:style-name="T32"/></text:p>
          </table:table-cell>
          <table:table-cell table:style-name="TableCell010101">
            <text:p text:style-name="P8"><text:span text:style-name="T33">esq = 1</text:span><text:span text:style-name="T34"/></text:p>
          </table:table-cell>
          <table:table-cell table:style-name="TableCell010102">
            <text:p text:style-name="P9"><text:span text:style-name="T35">t</text:span><text:span text:style-name="T36"/></text:p>
          </table:table-cell>
          <table:table-cell table:style-name="TableCell010103">
            <text:p text:style-name="P9"><text:span text:style-name="T37">t</text:span><text:span text:style-name="T38"/></text:p>
          </table:table-cell>
        </table:table-row>
        <table:table-row table:style-name="TableRow0102">
          <table:table-cell table:style-name="TableCell010200">
            <text:p text:style-name="P11"><text:span text:style-name="T39">2.</text:span><text:span text:style-name="T40"/></text:p>
          </table:table-cell>
          <table:table-cell table:style-name="TableCell010201">
            <text:p text:style-name="P12"><text:span text:style-name="T41">dir = n</text:span><text:span text:style-name="T42"/></text:p>
          </table:table-cell>
          <table:table-cell table:style-name="TableCell010202">
            <text:p text:style-name="P13"><text:span text:style-name="T43">t</text:span><text:span text:style-name="T44"/></text:p>
          </table:table-cell>
          <table:table-cell table:style-name="TableCell010203">
            <text:p text:style-name="P13"><text:span text:style-name="T45">t</text:span><text:span text:style-name="T46"/></text:p>
          </table:table-cell>
        </table:table-row>
        <table:table-row table:style-name="TableRow0103">
          <table:table-cell table:style-name="TableCell010300">
            <text:p text:style-name="P15"><text:span text:style-name="T47">3.</text:span><text:span text:style-name="T48"/></text:p>
          </table:table-cell>
          <table:table-cell table:style-name="TableCell010301">
            <text:p text:style-name="P16"><text:span text:style-name="T49">enquanto<text:s/></text:span><text:span text:style-name="T50">esq &lt;dir<text:s/></text:span><text:span text:style-name="T51">faça</text:span><text:span text:style-name="T52"/></text:p>
          </table:table-cell>
          <table:table-cell table:style-name="TableCell010302">
            <text:p text:style-name="P17"><text:span text:style-name="T53">t(logn + 1)</text:span><text:span text:style-name="T54"/></text:p>
          </table:table-cell>
          <table:table-cell table:style-name="TableCell010303">
            <text:p text:style-name="P17"><text:span text:style-name="T55">t(logn + 1)</text:span><text:span text:style-name="T56"/></text:p>
          </table:table-cell>
        </table:table-row>
        <table:table-row table:style-name="TableRow0104">
          <table:table-cell table:style-name="TableCell010400">
            <text:p text:style-name="P19"><text:span text:style-name="T57">4.</text:span><text:span text:style-name="T58"/></text:p>
          </table:table-cell>
          <table:table-cell table:style-name="TableCell010401">
            <text:p text:style-name="P20"><text:span text:style-name="T59"><text:s text:c="3"/>meio =<text:s/></text:span><text:span text:style-name="T60">⌊</text:span><text:span text:style-name="T61">(esq + dir)/2</text:span><text:span text:style-name="T62">⌋</text:span><text:span text:style-name="T63"/></text:p>
          </table:table-cell>
          <table:table-cell table:style-name="TableCell010402">
            <text:p text:style-name="P21"><text:span text:style-name="T64">4t(logn)</text:span><text:span text:style-name="T65"/></text:p>
          </table:table-cell>
          <table:table-cell table:style-name="TableCell010403">
            <text:p text:style-name="P21"><text:span text:style-name="T66">4t(logn)</text:span><text:span text:style-name="T67"/></text:p>
          </table:table-cell>
        </table:table-row>
        <table:table-row table:style-name="TableRow0105">
          <table:table-cell table:style-name="TableCell010500">
            <text:p text:style-name="P23"><text:span text:style-name="T68">5.</text:span><text:span text:style-name="T69"/></text:p>
          </table:table-cell>
          <table:table-cell table:style-name="TableCell010501">
            <text:p text:style-name="P24"><text:span text:style-name="T70"><text:s text:c="3"/></text:span><text:span text:style-name="T71">se<text:s/></text:span><text:span text:style-name="T72">k &gt;A[meio]. chave<text:s/></text:span><text:span text:style-name="T73">então</text:span><text:span text:style-name="T74"/></text:p>
          </table:table-cell>
          <table:table-cell table:style-name="TableCell010502">
            <text:p text:style-name="P25"><text:span text:style-name="T75">3t(logn)</text:span><text:span text:style-name="T76"/></text:p>
          </table:table-cell>
          <table:table-cell table:style-name="TableCell010503">
            <text:p text:style-name="P25"><text:span text:style-name="T77">3t(logn)</text:span><text:span text:style-name="T78"/></text:p>
          </table:table-cell>
        </table:table-row>
        <table:table-row table:style-name="TableRow0106">
          <table:table-cell table:style-name="TableCell010600">
            <text:p text:style-name="P27"><text:span text:style-name="T79">6.</text:span><text:span text:style-name="T80"/></text:p>
          </table:table-cell>
          <table:table-cell table:style-name="TableCell010601">
            <text:p text:style-name="P28"><text:span text:style-name="T81"><text:s text:c="6"/>esq = meio + 1</text:span><text:span text:style-name="T82"/></text:p>
          </table:table-cell>
          <table:table-cell table:style-name="TableCell010602">
            <text:p text:style-name="P29"><text:span text:style-name="T83">2t(logn)</text:span><text:span text:style-name="T84"/></text:p>
          </table:table-cell>
          <table:table-cell table:style-name="TableCell010603">
            <text:p text:style-name="P29"><text:span text:style-name="T85">2t(logn)</text:span><text:span text:style-name="T86"/></text:p>
          </table:table-cell>
        </table:table-row>
        <table:table-row table:style-name="TableRow0107">
          <table:table-cell table:style-name="TableCell010700">
            <text:p text:style-name="P31"><text:span text:style-name="T87">7.</text:span><text:span text:style-name="T88"/></text:p>
          </table:table-cell>
          <table:table-cell table:style-name="TableCell010701">
            <text:p text:style-name="P32"><text:span text:style-name="T89"><text:s text:c="3"/></text:span><text:span text:style-name="T90">se não</text:span><text:span text:style-name="T91"/></text:p>
          </table:table-cell>
          <table:table-cell table:style-name="TableCell010702">
            <text:p text:style-name="P33"><text:span text:style-name="T91"/></text:p>
          </table:table-cell>
          <table:table-cell table:style-name="TableCell010703">
            <text:p text:style-name="P33"><text:span text:style-name="T91"/></text:p>
          </table:table-cell>
        </table:table-row>
        <table:table-row table:style-name="TableRow0108">
          <table:table-cell table:style-name="TableCell010800">
            <text:p text:style-name="P35"><text:span text:style-name="T92">8.</text:span><text:span text:style-name="T93"/></text:p>
          </table:table-cell>
          <table:table-cell table:style-name="TableCell010801">
            <text:p text:style-name="P36"><text:span text:style-name="T94"><text:s text:c="6"/>dir = meio</text:span><text:span text:style-name="T95"/></text:p>
          </table:table-cell>
          <table:table-cell table:style-name="TableCell010802">
            <text:p text:style-name="P37"><text:span text:style-name="T96">t(logn)</text:span><text:span text:style-name="T97"/></text:p>
          </table:table-cell>
          <table:table-cell table:style-name="TableCell010803">
            <text:p text:style-name="P37"><text:span text:style-name="T98">t(logn)</text:span><text:span text:style-name="T99"/></text:p>
          </table:table-cell>
        </table:table-row>
        <table:table-row table:style-name="TableRow0109">
          <table:table-cell table:style-name="TableCell010900">
            <text:p text:style-name="P39"><text:span text:style-name="T100">9.</text:span><text:span text:style-name="T101"/></text:p>
          </table:table-cell>
          <table:table-cell table:style-name="TableCell010901">
            <text:p text:style-name="P40"><text:span text:style-name="T102">se<text:s/></text:span><text:span text:style-name="T103">A[esq].chave ==k<text:s/></text:span><text:span text:style-name="T104">então</text:span><text:span text:style-name="T105"/></text:p>
          </table:table-cell>
          <table:table-cell table:style-name="TableCell010902">
            <text:p text:style-name="P41"><text:span text:style-name="T106">3t</text:span><text:span text:style-name="T107"/></text:p>
          </table:table-cell>
          <table:table-cell table:style-name="TableCell010903">
            <text:p text:style-name="P41"><text:span text:style-name="T108">3t</text:span><text:span text:style-name="T109"/></text:p>
          </table:table-cell>
        </table:table-row>
        <table:table-row table:style-name="TableRow0110">
          <table:table-cell table:style-name="TableCell011000">
            <text:p text:style-name="P43"><text:span text:style-name="T110">10.</text:span><text:span text:style-name="T111"/></text:p>
          </table:table-cell>
          <table:table-cell table:style-name="TableCell011001">
            <text:p text:style-name="P44"><text:span text:style-name="T112"><text:s text:c="3"/></text:span><text:span text:style-name="T113">devolve<text:s/></text:span><text:span text:style-name="T114">esq</text:span><text:span text:style-name="T115"/></text:p>
          </table:table-cell>
          <table:table-cell table:style-name="TableCell011002">
            <text:p text:style-name="P45"><text:span text:style-name="T116">t</text:span><text:span text:style-name="T117"/></text:p>
          </table:table-cell>
          <table:table-cell table:style-name="TableCell011003">
            <text:p text:style-name="P45"><text:span text:style-name="T117"/></text:p>
          </table:table-cell>
        </table:table-row>
        <table:table-row table:style-name="TableRow0111">
          <table:table-cell table:style-name="TableCell011100">
            <text:p text:style-name="P47"><text:span text:style-name="T118">11.</text:span><text:span text:style-name="T119"/></text:p>
          </table:table-cell>
          <table:table-cell table:style-name="TableCell011101">
            <text:p text:style-name="P48"><text:span text:style-name="T120">devolve</text:span><text:span text:style-name="T121">-1</text:span><text:span text:style-name="T122"/></text:p>
          </table:table-cell>
          <table:table-cell table:style-name="TableCell011102">
            <text:p text:style-name="P49"><text:span text:style-name="T122"/></text:p>
          </table:table-cell>
          <table:table-cell table:style-name="TableCell011103">
            <text:p text:style-name="P49"><text:span text:style-name="T123">t</text:span><text:span text:style-name="T124"/></text:p>
          </table:table-cell>
        </table:table-row>
        <table:table-row table:style-name="TableRow0112">
          <table:table-cell table:style-name="TableCell011200">
            <text:p text:style-name="P52"><text:span text:style-name="T124"/></text:p>
          </table:table-cell>
          <table:table-cell table:style-name="TableCell011201">
            <text:p text:style-name="P53"><text:span text:style-name="T125">Melhor caso:</text:span><text:span text:style-name="T126"/></text:p>
          </table:table-cell>
          <table:table-cell table:style-name="TableCell011202">
            <text:p text:style-name="P54"><text:span text:style-name="T127">9tlog(n)+7t</text:span><text:span text:style-name="T128"/></text:p>
          </table:table-cell>
          <table:table-cell table:style-name="TableCell011203">
            <text:p text:style-name="P54"><text:span text:style-name="T129">9tlog(n)+7t</text:span><text:span text:style-name="T130"/></text:p>
          </table:table-cell>
        </table:table-row>
        <table:table-row table:style-name="TableRow0113">
          <table:table-cell table:style-name="TableCell011300">
            <text:p text:style-name="P57"><text:span text:style-name="T130"/></text:p>
          </table:table-cell>
          <table:table-cell table:style-name="TableCell011301">
            <text:p text:style-name="P58"><text:span text:style-name="T131">Pior caso:</text:span><text:span text:style-name="T132"/></text:p>
          </table:table-cell>
          <table:table-cell table:style-name="TableCell011302">
            <text:p text:style-name="P59"><text:span text:style-name="T133">10tlog(n)+7t</text:span><text:span text:style-name="T134"/></text:p>
          </table:table-cell>
          <table:table-cell table:style-name="TableCell011303">
            <text:p text:style-name="P59"><text:span text:style-name="T135">10tlog(n)+7t</text:span><text:span text:style-name="T136"/></text:p>
          </table:table-cell>
        </table:table-row>
      </table:table>
      <text:p text:style-name="P61"><text:span text:style-name="T137">Pk = posição de k no vetor</text:span></text:p>
      <text:p text:style-name="P61"><text:span text:style-name="T137">t = tempo de um passo básico</text:span></text:p>
      <text:p text:style-name="P61"><text:span text:style-name="T138"/></text:p>
      <text:p text:style-name="P61"><text:span text:style-name="T139">Se A contém K:</text:span><text:span text:style-name="T140"><text:s/></text:span></text:p>
      <text:p text:style-name="P61"><text:span text:style-name="T141">Pior Caso: K se encontra na ultima posição do vetor, ou seja esq passa por atualizações com custo maior (linha 6).</text:span></text:p>
      <text:p text:style-name="P61"><text:span text:style-name="T141">t + t + t(log n + 1)<text:s text:c="2"/>+ 4t(log n) + 3t(log n) + 2t(log n) +<text:s text:c="2"/>3t + t </text:span></text:p>
      <text:p text:style-name="P61"><text:span text:style-name="T141">10tlog(n)+7t</text:span></text:p>
      <text:p text:style-name="P61"><text:span text:style-name="T141"/></text:p>
      <text:p text:style-name="P61"><text:span text:style-name="T141">Melhor Caso: K se encontra na primeira posição do vetor, ou seja, a atualização ocorre em dir(linha 8),<text:s text:c="2"/>visto que nesse caso o custo é reduzido.</text:span></text:p>
      <text:p text:style-name="P61"><text:span text:style-name="T141">t + t + t(logn + 1)<text:s text:c="2"/>+ 4tlogn + 3tlogn + tlogn + 3t + t<text:s text:c="13"/></text:span></text:p>
      <text:p text:style-name="P61"><text:span text:style-name="T142">9tlog(n)+7t</text:span></text:p>
      <text:p text:style-name="P61"><text:span text:style-name="T143">Se A não contém K:</text:span></text:p>
      <text:p text:style-name="P61"><text:span text:style-name="T144">Pior Caso: K é maior que a última chave do vetor, pois passaria pelo mesmo processo do pior caso anterior, ou seja, atualizações com maior custo, na linha 6.</text:span><text:span text:style-name="T145"/></text:p>
      <text:p text:style-name="P61"><text:span text:style-name="T146">t + t + t(log n + 1)<text:s text:c="2"/>+ 4t(log n) + 3t(log n) + 2t(log n) +<text:s text:c="2"/>3t + t </text:span></text:p>
      <text:p text:style-name="P61"><text:span text:style-name="T146">10tlog(n)+7t</text:span></text:p>
      <text:p text:style-name="P61"><text:span text:style-name="T146"/></text:p>
      <text:p text:style-name="P61"><text:span text:style-name="T146">Melhor Caso: K é menor que a primeira chave do vetor, novamente por um processo similar ao anterior, que se baseia na operação de menor custo(linha 8).</text:span></text:p>
      <text:p text:style-name="P61"><text:span text:style-name="T146">t + t + t(logn + 1)<text:s text:c="2"/>+ 4tlogn + 3tlogn + tlogn + 3t + t<text:s text:c="13"/></text:span></text:p>
      <text:p text:style-name="P61"><text:span text:style-name="T147">9tlog(n)+7t</text:span></text:p>
      <text:p text:style-name="P61"><text:span text:style-name="T148"/></text:p>
      <text:p text:style-name="P62"><text:span text:style-name="T149"/></text:p>
      <text:p text:style-name="P62"><text:span text:style-name="T150">3.<text:s/></text:span><text:span text:style-name="T151">Usando contagem (rigorosa ou<text:s/></text:span><text:span text:style-name="T152">menos rigorosa</text:span><text:span text:style-name="T153">) de instruções, obter a função de tempo do código abaixo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64"><text:span text:style-name="T154"/></text:p>
          </table:table-cell>
          <table:table-cell table:style-name="TableCell020001">
            <text:p text:style-name="P65"><text:span text:style-name="T155">Algoritmo 11:</text:span><text:span text:style-name="T156">Exemplo</text:span><text:span text:style-name="T157"/></text:p>
          </table:table-cell>
          <table:table-cell table:style-name="TableCell020002">
            <text:p text:style-name="P66"><text:span text:style-name="T158">Frequência</text:span><text:span text:style-name="T159"/></text:p>
          </table:table-cell>
        </table:table-row>
        <table:table-row table:style-name="TableRow0201">
          <table:table-cell table:style-name="TableCell020100">
            <text:p text:style-name="P69"><text:span text:style-name="T160">1.</text:span><text:span text:style-name="T161"/></text:p>
          </table:table-cell>
          <table:table-cell table:style-name="TableCell020101">
            <text:p text:style-name="P70"><text:span text:style-name="T162">for i = 0; i &lt;n; i = i + 1 do</text:span><text:span text:style-name="T163"/></text:p>
          </table:table-cell>
          <table:table-cell table:style-name="TableCell020102">
            <text:p text:style-name="P71"><text:span text:style-name="T163">n</text:span></text:p>
          </table:table-cell>
        </table:table-row>
        <table:table-row table:style-name="TableRow0202">
          <table:table-cell table:style-name="TableCell020200">
            <text:p text:style-name="P73"><text:span text:style-name="T164">2.</text:span><text:span text:style-name="T165"/></text:p>
          </table:table-cell>
          <table:table-cell table:style-name="TableCell020201">
            <text:p text:style-name="P74"><text:span text:style-name="T166"><text:s text:c="3"/>for j = 1; j&lt;n; j = j * 2 do</text:span><text:span text:style-name="T167"/></text:p>
          </table:table-cell>
          <table:table-cell table:style-name="TableCell020202">
            <text:p text:style-name="P75"><text:span text:style-name="T167">log(n)</text:span></text:p>
          </table:table-cell>
        </table:table-row>
        <table:table-row table:style-name="TableRow0203">
          <table:table-cell table:style-name="TableCell020300">
            <text:p text:style-name="P77"><text:span text:style-name="T168">3.</text:span><text:span text:style-name="T169"/></text:p>
          </table:table-cell>
          <table:table-cell table:style-name="TableCell020301">
            <text:p text:style-name="P78"><text:span text:style-name="T170"><text:s text:c="6"/></text:span><text:span text:style-name="T171">instrução</text:span><text:span text:style-name="T172">;</text:span><text:span text:style-name="T173"/></text:p>
          </table:table-cell>
          <table:table-cell table:style-name="TableCell020302">
            <text:p text:style-name="P79"><text:span text:style-name="T173"/></text:p>
          </table:table-cell>
        </table:table-row>
        <table:table-row table:style-name="TableRow0204">
          <table:table-cell table:style-name="TableCell020400">
            <text:p text:style-name="P81"><text:span text:style-name="T174">4.</text:span><text:span text:style-name="T175"/></text:p>
          </table:table-cell>
          <table:table-cell table:style-name="TableCell020401">
            <text:p text:style-name="P82"><text:span text:style-name="T176"><text:s text:c="3"/>end</text:span><text:span text:style-name="T177"/></text:p>
          </table:table-cell>
          <table:table-cell table:style-name="TableCell020402">
            <text:p text:style-name="P83"><text:span text:style-name="T177"/></text:p>
          </table:table-cell>
        </table:table-row>
        <table:table-row table:style-name="TableRow0205">
          <table:table-cell table:style-name="TableCell020500">
            <text:p text:style-name="P85"><text:span text:style-name="T178">5.</text:span><text:span text:style-name="T179"/></text:p>
          </table:table-cell>
          <table:table-cell table:style-name="TableCell020501">
            <text:p text:style-name="P86"><text:span text:style-name="T180">end</text:span><text:span text:style-name="T181"/></text:p>
          </table:table-cell>
          <table:table-cell table:style-name="TableCell020502">
            <text:p text:style-name="P87"><text:span text:style-name="T181"/></text:p>
          </table:table-cell>
        </table:table-row>
        <table:table-row table:style-name="TableRow0206">
          <table:table-cell table:style-name="TableCell020600">
            <text:p text:style-name="P89"><text:span text:style-name="T181"/></text:p>
          </table:table-cell>
          <table:table-cell table:style-name="TableCell020601">
            <text:p text:style-name="P90"><text:span text:style-name="T182">Melhor caso:</text:span><text:span text:style-name="T183"/></text:p>
          </table:table-cell>
          <table:table-cell table:style-name="TableCell020602">
            <text:p text:style-name="P91"><text:span text:style-name="T184">n</text:span><text:span text:style-name="T185"/></text:p>
          </table:table-cell>
        </table:table-row>
        <table:table-row table:style-name="TableRow0207">
          <table:table-cell table:style-name="TableCell020700">
            <text:p text:style-name="P93"><text:span text:style-name="T185"/></text:p>
          </table:table-cell>
          <table:table-cell table:style-name="TableCell020701">
            <text:p text:style-name="P94"><text:span text:style-name="T186">Pior caso:</text:span><text:span text:style-name="T187"/></text:p>
          </table:table-cell>
          <table:table-cell table:style-name="TableCell020702">
            <text:p text:style-name="P95"><text:span text:style-name="T188">n*log(n)</text:span><text:span text:style-name="T189"/></text:p>
          </table:table-cell>
        </table:table-row>
      </table:table>
      <text:p text:style-name="P97"><text:span text:style-name="T190">Melhor e Pior Caso: O loop interno é executado completamente sendo O(n*log(n))visto que a "instrução" não especifica uma condição para o fim do laço, o mesmo será sempre executado até o final.</text:span></text:p>
      <text:p text:style-name="P97"><text:span text:style-name="T190"/></text:p>
      <text:p text:style-name="P97"><text:span text:style-name="T190">4. Demonstrar que a função f(n) = 5n</text:span><text:span text:style-name="T191">2</text:span><text:span text:style-name="T192"><text:s/>+ n é<text:s/></text:span><text:span text:style-name="T193">Ω (n). Fornecer os valores para<text:s/></text:span><text:span text:style-name="T194">c</text:span><text:span text:style-name="T195"><text:s/>e<text:s/></text:span><text:span text:style-name="T196">n</text:span><text:span text:style-name="T197">o</text:span><text:span text:style-name="T198">.</text:span></text:p>
      <text:p text:style-name="P97"><text:span text:style-name="T198"/></text:p>
      <text:p text:style-name="P97"><text:span text:style-name="T199">f(n) é<text:s/></text:span><text:span text:style-name="T200">Ω (n) se existirem constantes c&gt;0 e n0&gt;0 tq, para todo n&gt;=n0, f(n)&gt;c*g(n)</text:span></text:p>
      <text:p text:style-name="P97"><text:span text:style-name="T200">f(n)=5n</text:span><text:span text:style-name="T201">²+n, g(n)=n</text:span></text:p>
      <text:p text:style-name="P97"><text:span text:style-name="T201">Considerando c=6 e n0=1</text:span></text:p>
      <text:p text:style-name="P97"><text:span text:style-name="T201">5*1²+1&gt;=6</text:span></text:p>
      <text:p text:style-name="P97"><text:span text:style-name="T201">6&gt;=6</text:span></text:p>
      <text:p text:style-name="P97"><text:span text:style-name="T201">Logo, 5n²+n é<text:s/></text:span><text:span text:style-name="T202">Ω (n), com<text:s/></text:span><text:span text:style-name="T203">c=6<text:s/></text:span><text:span text:style-name="T204">e<text:s/></text:span><text:span text:style-name="T205">n0=1</text:span><text:span text:style-name="T206">.</text:span></text:p>
      <text:p text:style-name="P97"><text:span text:style-name="T207"/></text:p>
      <text:p text:style-name="P97"><text:span text:style-name="T208">5. Demonstrar que a função f(n) = 4n</text:span><text:span text:style-name="T209">2</text:span><text:span text:style-name="T210"><text:s/>+ 12 é O(n</text:span><text:span text:style-name="T211">3</text:span><text:span text:style-name="T212">). Fornecer os valores para<text:s/></text:span><text:span text:style-name="T213">c</text:span><text:span text:style-name="T214"><text:s/>e<text:s/></text:span><text:span text:style-name="T215">n</text:span><text:span text:style-name="T216">o</text:span><text:span text:style-name="T217">.</text:span></text:p>
      <text:p text:style-name="P97"><text:span text:style-name="T218"/></text:p>
      <text:p text:style-name="P97"><text:span text:style-name="T218">f(n) é O (n) se existirem constantes c&gt;0 e n0&gt;0 tq, para todo n&gt;=n0, 0&lt;=f(n)&lt;=c*g(n)</text:span></text:p>
      <text:p text:style-name="P97"><text:span text:style-name="T218">f(n)=4n²+12, g(n)=n³</text:span></text:p>
      <text:p text:style-name="P97"><text:span text:style-name="T218">Considerando n0=1</text:span></text:p>
      <text:p text:style-name="P97"><text:span text:style-name="T218">4*1²+12&lt;=c*1</text:span></text:p>
      <text:p text:style-name="P97"><text:span text:style-name="T218">16&lt;=c</text:span></text:p>
      <text:p text:style-name="P97"><text:span text:style-name="T218">c=16</text:span></text:p>
      <text:p text:style-name="P97"><text:span text:style-name="T218">Logo, 4n²+12 é O (n³), com<text:s/></text:span><text:span text:style-name="T219">c=16<text:s/></text:span><text:span text:style-name="T220">e<text:s/></text:span><text:span text:style-name="T221">n0=1</text:span><text:span text:style-name="T222">.</text:span></text:p>
      <text:p text:style-name="P97"><text:span text:style-name="T222"/></text:p>
      <text:p text:style-name="P97"><text:span text:style-name="T223">6. Demonstrar que a função f(n) = 3n</text:span><text:span text:style-name="T224">2</text:span><text:span text:style-name="T225"><text:s/>+ 5 é O(n</text:span><text:span text:style-name="T226">2</text:span><text:span text:style-name="T227">). Fornecer os valores para<text:s/></text:span><text:span text:style-name="T228">c</text:span><text:span text:style-name="T229"><text:s/>e<text:s/></text:span><text:span text:style-name="T230">n</text:span><text:span text:style-name="T231">o</text:span><text:span text:style-name="T232">.</text:span></text:p>
      <text:p text:style-name="P97"><text:span text:style-name="T233"/></text:p>
      <text:p text:style-name="P97"><text:span text:style-name="T233">f(n) é O (n) se existirem constantes c&gt;0 e n0&gt;0 tq, para todo n&gt;=n0, 0&lt;=f(n)&lt;=c*g(n)</text:span></text:p>
      <text:p text:style-name="P97"><text:span text:style-name="T233">f(n)=3n²+5, g(n)=n²</text:span></text:p>
      <text:p text:style-name="P97"><text:span text:style-name="T233">Considerando n0=1</text:span></text:p>
      <text:p text:style-name="P97"><text:span text:style-name="T233">3*1²+5&lt;=c*1</text:span></text:p>
      <text:p text:style-name="P97"><text:span text:style-name="T233">8&lt;=c</text:span></text:p>
      <text:p text:style-name="P97"><text:span text:style-name="T233">Logo para qualquer valor de c&gt;8 a inequação é válida</text:span></text:p>
      <text:p text:style-name="P97"><text:span text:style-name="T233">Assim, 3n²+5 é O (n2), com<text:s/></text:span><text:span text:style-name="T234">c=8<text:s/></text:span><text:span text:style-name="T235">e<text:s/></text:span><text:span text:style-name="T236">n0=1</text:span><text:span text:style-name="T237">.</text:span></text:p>
      <text:p text:style-name="P97"><text:span text:style-name="T237"/></text:p>
      <text:p text:style-name="P97"><text:span text:style-name="T238">7. Demonstrar que a função f(n) = 3n + 8 é O(n). Fornecer os valores para<text:s/></text:span><text:span text:style-name="T239">c</text:span><text:span text:style-name="T240"><text:s/>e<text:s/></text:span><text:span text:style-name="T241">n</text:span><text:span text:style-name="T242">o</text:span><text:span text:style-name="T243">.</text:span></text:p>
      <text:p text:style-name="P97"><text:span text:style-name="T244"/></text:p>
      <text:p text:style-name="P97"><text:span text:style-name="T244">f(n) é O (n) se existirem constantes c&gt;0 e n0&gt;0 tq, para todo n&gt;=n0, f(n)&lt;=c*g(n)</text:span></text:p>
      <text:p text:style-name="P97"><text:span text:style-name="T244">f(n)=3n+8, g(n)=n</text:span></text:p>
      <text:p text:style-name="P97"><text:span text:style-name="T244">Considerando n0=1</text:span></text:p>
      <text:p text:style-name="P97"><text:span text:style-name="T244">11&lt;=c*1</text:span></text:p>
      <text:p text:style-name="P97"><text:span text:style-name="T244">11&lt;=c</text:span></text:p>
      <text:p text:style-name="P97"><text:span text:style-name="T244">Logo para qualquer valor de c&gt;11 a inequação é válida</text:span></text:p>
      <text:p text:style-name="P97"><text:span text:style-name="T244">Assim, 3n+8 é O (n), com<text:s/></text:span><text:span text:style-name="T245">c=11<text:s/></text:span><text:span text:style-name="T246">e<text:s/></text:span><text:span text:style-name="T247">n0=1</text:span><text:span text:style-name="T248">.</text:span></text:p>
      <text:p text:style-name="P97"><text:span text:style-name="T248"/></text:p>
      <text:p text:style-name="P97"><text:span text:style-name="T249">8. Demonstrar que a função f(n) =2/3n</text:span><text:span text:style-name="T250">2<text:s/></text:span><text:span text:style-name="T251">−</text:span><text:span text:style-name="T252"><text:s/>4</text:span><text:span text:style-name="T253">𝑛</text:span><text:span text:style-name="T254"><text:s/>é Θ(n</text:span><text:span text:style-name="T255">2</text:span><text:span text:style-name="T256">). Fornecer os valores para<text:s/></text:span><text:span text:style-name="T257">c</text:span><text:span text:style-name="T258">1</text:span><text:span text:style-name="T259">,<text:s/></text:span><text:span text:style-name="T260">c</text:span><text:span text:style-name="T261">2</text:span><text:span text:style-name="T262"><text:s/>e<text:s/></text:span><text:span text:style-name="T263">n</text:span><text:span text:style-name="T264">o</text:span><text:span text:style-name="T265">.</text:span><text:span text:style-name="T266"/></text:p>
      <text:p text:style-name="P97"><text:span text:style-name="T266"/></text:p>
      <text:p text:style-name="P97"><text:span text:style-name="T266">2/3n²<text:s/></text:span><text:span text:style-name="T267">− 4𝑛<text:s/></text:span><text:span text:style-name="T268">é<text:s/></text:span><text:span text:style-name="T269">Θ(n</text:span><text:span text:style-name="T270">²) se e somente se possuir valores tais que c1*g(n)&lt;=f(n)&lt;=c2*g(n), para todo n&gt;=n0.</text:span></text:p>
      <text:p text:style-name="P97"><text:span text:style-name="T270">c1*n²&lt;=2/3n²-4n&lt;=c2*n²</text:span></text:p>
      <text:p text:style-name="P97"><text:span text:style-name="T270">dividindo por n²</text:span></text:p>
      <text:p text:style-name="P97"><text:span text:style-name="T270"/></text:p>
      <text:p text:style-name="P97"><text:span text:style-name="T270">c1&lt;=</text:span><text:span text:style-name="T271">⅔ - 4/n&lt;=c2</text:span></text:p>
      <text:p text:style-name="P97"><text:span text:style-name="T271"/></text:p>
      <text:p text:style-name="P97"><text:span text:style-name="T271">Limite inferior</text:span></text:p>
      <text:p text:style-name="P97"><text:span text:style-name="T271">c1&lt;=2/3 -4/n</text:span></text:p>
      <text:p text:style-name="P97"><text:span text:style-name="T271">c1+4/n&lt;=⅔</text:span></text:p>
      <text:p text:style-name="P97"><text:span text:style-name="T271">para c1=1/3</text:span></text:p>
      <text:p text:style-name="P97"><text:span text:style-name="T271">⅓+4/n&lt;=⅔</text:span></text:p>
      <text:p text:style-name="P97"><text:span text:style-name="T271">4/n&lt;=⅔-⅓</text:span></text:p>
      <text:p text:style-name="P97"><text:span text:style-name="T271">4/n&lt;=⅓</text:span></text:p>
      <text:p text:style-name="P97"><text:span text:style-name="T271">n0=12</text:span></text:p>
      <text:p text:style-name="P97"><text:span text:style-name="T271"/></text:p>
      <text:p text:style-name="P97"><text:span text:style-name="T271">Limite Superior</text:span></text:p>
      <text:p text:style-name="P97"><text:span text:style-name="T271"/></text:p>
      <text:p text:style-name="P97"><text:span text:style-name="T271">2/3-4/n &lt;=c2</text:span></text:p>
      <text:p text:style-name="P97"><text:span text:style-name="T271">ou seja<text:s/></text:span><text:span text:style-name="T272">é possível adotar c2=</text:span><text:span text:style-name="T273">⅔ , visto que a desigualdade<text:s/></text:span><text:span text:style-name="T274">é respeitada independentemente do valor de n</text:span></text:p>
      <text:p text:style-name="P97"><text:span text:style-name="T274"/></text:p>
      <text:p text:style-name="P97"><text:span text:style-name="T274">Logo,<text:s/></text:span><text:span text:style-name="T275">n0=12, c1=</text:span><text:span text:style-name="T276">⅓<text:s/></text:span><text:span text:style-name="T277">e<text:s/></text:span><text:span text:style-name="T278">c2=⅔<text:s/></text:span><text:span text:style-name="T279">.</text:span></text:p>
      <text:p text:style-name="P97"><text:span text:style-name="T280"/></text:p>
      <text:p text:style-name="P97"><text:span text:style-name="T281">9. Demonstrar que a função f(n) = 7n</text:span><text:span text:style-name="T282">3</text:span><text:span text:style-name="T283"><text:s/>não é<text:s/></text:span><text:span text:style-name="T284">Θ(n</text:span><text:span text:style-name="T285">2</text:span><text:span text:style-name="T286">).</text:span></text:p>
      <text:p text:style-name="P97"><text:span text:style-name="T287"/></text:p>
      <text:p text:style-name="P97"><text:span text:style-name="T287">f(n) é<text:s/></text:span><text:span text:style-name="T288">Θ (n) se e somente se c1*g(n)&lt;=f(n)&lt;=c2*g(n), para todo n&gt;=n0,</text:span></text:p>
      <text:p text:style-name="P97"><text:span text:style-name="T288">Para o limite superior</text:span></text:p>
      <text:p text:style-name="P97"><text:span text:style-name="T288">7n</text:span><text:span text:style-name="T289">³&lt;=c2*n²</text:span></text:p>
      <text:p text:style-name="P97"><text:span text:style-name="T289">dividindo ambos os lados por n2, temos:</text:span></text:p>
      <text:p text:style-name="P97"><text:span text:style-name="T289">7n&lt;=c2</text:span></text:p>
      <text:p text:style-name="P97"><text:span text:style-name="T289">7&lt;=c2/n</text:span></text:p>
      <text:p text:style-name="P97"><text:span text:style-name="T289">Sendo c2 uma constante e n uma variável que cresce indefinidamente, não é possível afirmar que existe um valor de n0 a partir do qual a inequação seja verdadeira, uma vez que quando n tende a infinito, a parte da direita tende a 0, enquanto 7 é uma constante.</text:span></text:p>
      <text:p text:style-name="P97"><text:span text:style-name="T290"/></text:p>
      <text:p text:style-name="P97"><text:span text:style-name="T290"/></text:p>
      <text:p text:style-name="P97"><text:span text:style-name="T291">Nome completo e Número de matrícula: Mauro Sérgio do N. Júnior</text:span></text:p>
      <text:p text:style-name="P97"><text:span text:style-name="T291">202204842</text:span></text:p>
      <text:p text:style-name="P97"><text:span text:style-name="T292"/></text:p>
      <text:p text:style-name="P97"><text:span text:style-name="T292"/></text:p>
      <text:p text:style-name="P97"><text:span text:style-name="T292"/></text:p>
      <text:p text:style-name="P97"><text:span text:style-name="T292"/></text:p>
      <text:p text:style-name="P97"><text:span text:style-name="T293">FORMA DE ENTREGA:</text:span></text:p>
      <text:p text:style-name="P98"><text:span text:style-name="T294"/></text:p>
      <text:list text:style-name="L99">
        <text:list-item>
          <text:p text:style-name="P99"><text:span text:style-name="T295">Editar o arquivo e incluir as respostas abaixo de cada questão.</text:span></text:p>
        </text:list-item>
        <text:list-item>
          <text:p text:style-name="P99"><text:span text:style-name="T295">Salvar o arquivo com o seguinte formato:</text:span></text:p>
        </text:list-item>
      </text:list>
      <text:p text:style-name="P100"><text:span text:style-name="T295">&lt;NomeSobrenome&gt;.[odt | docx]Por exemplo, o aluno “João da Costa” deve salvar o arquivo como: JoaoCosta.odt ou JoaoCosta.docx.</text:span></text:p>
      <text:p text:style-name="P100"><text:span text:style-name="T296"/></text:p>
      <text:list text:style-name="L101">
        <text:list-item>
          <text:p text:style-name="P101"><text:span text:style-name="T297">Postar o arquivo no SIGAA.</text:span></text:p>
        </text:list-item>
      </text:list>
      <text:p text:style-name="P102"><text:span text:style-name="T298"/></text:p>
      <text:p text:style-name="P102"><text:span text:style-name="T299"><text:s text:c="4"/>NÃO SERÃO ACEITAS ENTREGAS POR E-MAI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